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0c8f7f" officeooo:paragraph-rsid="000c8f7f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officeooo:rsid="000c8f7f" officeooo:paragraph-rsid="000c8f7f"/>
    </style:style>
    <style:style style:name="P6" style:family="paragraph" style:parent-style-name="Table_20_Contents">
      <style:paragraph-properties fo:text-align="justify" style:justify-single-word="false"/>
      <style:text-properties fo:language="en" fo:country="US" officeooo:rsid="000c8f7f" officeooo:paragraph-rsid="000c8f7f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6684d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c8f7f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style:page-number="auto" fo:background-color="transparent"/>
      <style:text-properties officeooo:rsid="000c8f7f" officeooo:paragraph-rsid="000c8f7f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11" style:family="paragraph" style:parent-style-name="Table_20_Contents">
      <style:paragraph-properties fo:text-align="justify" style:justify-single-word="false"/>
      <style:text-properties fo:language="en" fo:country="US" officeooo:rsid="000c8f7f" officeooo:paragraph-rsid="000c8f7f"/>
    </style:style>
    <style:style style:name="P12" style:family="paragraph" style:parent-style-name="Heading_20_1">
      <style:text-properties officeooo:rsid="000ae07b" officeooo:paragraph-rsid="000ae07b"/>
    </style:style>
    <style:style style:name="P13" style:family="paragraph" style:parent-style-name="Heading_20_1">
      <style:text-properties style:font-name="Liberation Sans" fo:font-size="18.2000007629395pt" fo:language="ru" fo:country="RU" fo:font-weight="bold" officeooo:rsid="0014c720" officeooo:paragraph-rsid="0014c72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4" style:family="paragraph" style:parent-style-name="Heading_20_1">
      <style:text-properties style:font-name="Liberation Sans" fo:font-size="18.2000007629395pt" fo:language="ru" fo:country="RU" fo:font-weight="bold" officeooo:rsid="0014c720" officeooo:paragraph-rsid="001c6b4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5" style:family="paragraph" style:parent-style-name="Text_20_body" style:list-style-name="L3">
      <style:text-properties officeooo:paragraph-rsid="0014c720"/>
    </style:style>
    <style:style style:name="P16" style:family="paragraph" style:parent-style-name="Text_20_body" style:list-style-name="L3">
      <style:text-properties officeooo:paragraph-rsid="00166f91"/>
    </style:style>
    <style:style style:name="P17" style:family="paragraph" style:parent-style-name="Text_20_body" style:list-style-name="L3">
      <style:text-properties officeooo:paragraph-rsid="001c6b48"/>
    </style:style>
    <style:style style:name="P18" style:family="paragraph" style:parent-style-name="Text_20_body" style:list-style-name="L3">
      <style:text-properties fo:language="en" fo:country="US" officeooo:rsid="0014c720" officeooo:paragraph-rsid="0014c720"/>
    </style:style>
    <style:style style:name="P19" style:family="paragraph" style:parent-style-name="Text_20_body" style:list-style-name="L3">
      <style:text-properties fo:language="en" fo:country="US" officeooo:rsid="0014c720" officeooo:paragraph-rsid="00166f91"/>
    </style:style>
    <style:style style:name="P20" style:family="paragraph" style:parent-style-name="Text_20_body" style:list-style-name="L3">
      <style:text-properties fo:language="en" fo:country="US" officeooo:rsid="0014c720" officeooo:paragraph-rsid="001c6b48"/>
    </style:style>
    <style:style style:name="P21" style:family="paragraph" style:parent-style-name="Text_20_body" style:list-style-name="L3">
      <style:text-properties fo:language="en" fo:country="US" officeooo:rsid="00166f91" officeooo:paragraph-rsid="00166f91"/>
    </style:style>
    <style:style style:name="P22" style:family="paragraph" style:parent-style-name="Text_20_body" style:list-style-name="L3">
      <style:text-properties fo:language="ru" fo:country="RU" officeooo:rsid="00166f91" officeooo:paragraph-rsid="00166f91"/>
    </style:style>
    <style:style style:name="P23" style:family="paragraph" style:parent-style-name="Text_20_body" style:list-style-name="L3">
      <style:text-properties fo:font-weight="bold" officeooo:paragraph-rsid="00166f91" style:font-weight-asian="bold" style:font-weight-complex="bold"/>
    </style:style>
    <style:style style:name="P24" style:family="paragraph" style:parent-style-name="Text_20_body">
      <style:text-properties officeooo:paragraph-rsid="001c6b48"/>
    </style:style>
    <style:style style:name="P25" style:family="paragraph" style:parent-style-name="Text_20_body" style:list-style-name="L6">
      <style:text-properties officeooo:paragraph-rsid="001c6b48"/>
    </style:style>
    <style:style style:name="P26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officeooo:paragraph-rsid="0008eaf7"/>
    </style:style>
    <style:style style:name="P27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officeooo:paragraph-rsid="0011a660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8ce68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Liberation Sans" fo:font-size="18.2000007629395pt" fo:language="ru" fo:country="RU" fo:font-weight="bold" officeooo:rsid="0018ce68" officeooo:paragraph-rsid="0018ce6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8ce68" officeooo:paragraph-rsid="0018ce68"/>
    </style:style>
    <style:style style:name="P33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paragraph-rsid="0018ce6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684d"/>
    </style:style>
    <style:style style:name="T3" style:family="text">
      <style:text-properties fo:language="en" fo:country="US" officeooo:rsid="0008eaf7"/>
    </style:style>
    <style:style style:name="T4" style:family="text">
      <style:text-properties fo:language="en" fo:country="US" officeooo:rsid="000ae07b"/>
    </style:style>
    <style:style style:name="T5" style:family="text">
      <style:text-properties fo:language="en" fo:country="US" officeooo:rsid="0014c720"/>
    </style:style>
    <style:style style:name="T6" style:family="text">
      <style:text-properties fo:language="en" fo:country="US" officeooo:rsid="0017f1b9"/>
    </style:style>
    <style:style style:name="T7" style:family="text">
      <style:text-properties fo:language="en" fo:country="US" officeooo:rsid="0018ce68"/>
    </style:style>
    <style:style style:name="T8" style:family="text">
      <style:text-properties fo:language="en" fo:country="US" fo:font-weight="bold" officeooo:rsid="0014c720" style:font-weight-asian="bold" style:font-weight-complex="bold"/>
    </style:style>
    <style:style style:name="T9" style:family="text">
      <style:text-properties fo:language="en" fo:country="US" officeooo:rsid="00166f91"/>
    </style:style>
    <style:style style:name="T10" style:family="text">
      <style:text-properties fo:language="en" fo:country="US" officeooo:rsid="001c6b48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6684d"/>
    </style:style>
    <style:style style:name="T13" style:family="text">
      <style:text-properties fo:language="ru" fo:country="RU" officeooo:rsid="0008eaf7"/>
    </style:style>
    <style:style style:name="T14" style:family="text">
      <style:text-properties fo:language="ru" fo:country="RU" officeooo:rsid="000ae07b"/>
    </style:style>
    <style:style style:name="T15" style:family="text">
      <style:text-properties fo:language="ru" fo:country="RU" officeooo:rsid="000c8f7f"/>
    </style:style>
    <style:style style:name="T16" style:family="text">
      <style:text-properties fo:language="ru" fo:country="RU" officeooo:rsid="0014c720"/>
    </style:style>
    <style:style style:name="T17" style:family="text">
      <style:text-properties fo:language="ru" fo:country="RU" officeooo:rsid="0014cb0a"/>
    </style:style>
    <style:style style:name="T18" style:family="text">
      <style:text-properties fo:language="ru" fo:country="RU" officeooo:rsid="0017f1b9"/>
    </style:style>
    <style:style style:name="T19" style:family="text">
      <style:text-properties fo:language="ru" fo:country="RU" officeooo:rsid="0018ce68"/>
    </style:style>
    <style:style style:name="T20" style:family="text">
      <style:text-properties fo:language="ru" fo:country="RU" fo:font-weight="bold" officeooo:rsid="0014c720" style:font-weight-asian="bold" style:font-weight-complex="bold"/>
    </style:style>
    <style:style style:name="T21" style:family="text">
      <style:text-properties fo:language="ru" fo:country="RU" officeooo:rsid="00166f91"/>
    </style:style>
    <style:style style:name="T22" style:family="text">
      <style:text-properties officeooo:rsid="000ae07b"/>
    </style:style>
    <style:style style:name="T23" style:family="text">
      <style:text-properties officeooo:rsid="000f1db4"/>
    </style:style>
    <style:style style:name="T24" style:family="text">
      <style:text-properties officeooo:rsid="0014cb0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1a660"/>
    </style:style>
    <style:style style:name="T27" style:family="text">
      <style:text-properties officeooo:rsid="0018ce68"/>
    </style:style>
    <style:style style:name="T28" style:family="text">
      <style:text-properties officeooo:rsid="000c8f7f"/>
    </style:style>
    <style:style style:name="T29" style:family="text">
      <style:text-properties officeooo:rsid="001c6b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">Описание </text:span><text:span text:style-name="T2">ClientServerSocketApp</text:span></text:p>
      <text:p text:style-name="P7"><text:span text:style-name="T2">Maven </text:span><text:span text:style-name="T12">проект ClientServerSocketApp создан как </text:span><text:span text:style-name="T2">Java-</text:span><text:span text:style-name="T12">приложение для доступа к серверу технологических данных для интеграции </text:span><text:span text:style-name="T2">Beremiz </text:span><text:span text:style-name="T12">и МДЭСПК 2.0 (далее МДЭСПК). Сервер технологических данных (далее </text:span><text:span text:style-name="T2">SocketServer</text:span><text:span text:style-name="T12">), реализован как </text:span><text:span text:style-name="T2">Python-</text:span><text:span text:style-name="T12">приложение, реализованное с использованием библиотеки </text:span><text:span text:style-name="T2">Python 2.7, </text:span><text:span text:style-name="T12">такой выбор версии </text:span><text:span text:style-name="T2">Python </text:span><text:span text:style-name="T12">обусловлен требованием по совместимости с ПО </text:span><text:span text:style-name="T2">Beremiz, </text:span><text:span text:style-name="T12">куда </text:span><text:span text:style-name="T2">SocketServer</text:span><text:span text:style-name="T12"> будет впоследствии внедрен по завершению разработки. В целом интеграцию МДЭСПК и </text:span><text:span text:style-name="T2">Beremiz </text:span><text:span text:style-name="T12">можно разбить на следующие этапы:</text:span></text:p>
      <text:list xml:id="list1731689620" text:style-name="L1">
        <text:list-item>
          <text:p text:style-name="P26"><text:span text:style-name="T12">первоначально производится разработка <text:s/></text:span><text:span text:style-name="T2">SocketServer </text:span><text:span text:style-name="T12">в виде отдельного приложения, а также разработка </text:span><text:span text:style-name="T3">API – </text:span><text:span text:style-name="T13">библиотеки доступа в виде </text:span><text:span text:style-name="T3">java-</text:span><text:span text:style-name="T13">класса (далее </text:span><text:span text:style-name="T3">API </text:span><text:span text:style-name="T13">доступа) для встраивания в архитектуру МДЭСПК. С целью тестирования данной <text:s text:c="2"/></text:span><text:span text:style-name="T3">API </text:span><text:span text:style-name="T13">подготовлен тестовый пример </text:span><text:span text:style-name="T3">java-</text:span><text:span text:style-name="T13">приложения. Описание </text:span><text:span text:style-name="T3">API </text:span><text:span text:style-name="T13">приводится непосредственно в проекте (каталог </text:span><text:span text:style-name="T3">Docs</text:span><text:span text:style-name="T13">).</text:span></text:p>
        </text:list-item>
        <text:list-item>
          <text:p text:style-name="P26"><text:span text:style-name="T13">после того как <text:s/></text:span><text:span text:style-name="T2">SocketServer </text:span><text:span text:style-name="T13">будет протестирован совместно с МДЭСПК, производится интеграция <text:s/></text:span><text:span text:style-name="T2">SocketServer </text:span><text:span text:style-name="T13">в среду </text:span><text:span text:style-name="T3">Beremiz </text:span><text:span text:style-name="T13">в виде функционального блока, который будет осуществлять двустороннюю передачу данных от алгоритма управления </text:span><text:span text:style-name="T3">Beremiz </text:span><text:span text:style-name="T13">в переменную МДЭСПК (далее тэг). </text:span><text:span text:style-name="T14">Схема взаимодействия представлена в приложении №1.</text:span></text:p>
        </text:list-item>
      </text:list>
      <text:h text:style-name="P12" text:outline-level="1">Описание механизма сетевого взаимодействия</text:h>
      <text:p text:style-name="P8"><text:span text:style-name="T22">За основу механизма сетевого взаимодействия различных по языку программирования вышеуказанных приложений, взят протокол </text:span><text:span text:style-name="T4">TCP/IP </text:span><text:span text:style-name="T14">с использованием библиотеки </text:span><text:span text:style-name="T4">Socket. </text:span><text:span text:style-name="T14">Приложения могут размещаться как одном компьютере, так и на различных, т. е. </text:span><text:span text:style-name="T15">и</text:span><text:span text:style-name="T14">меть распределенную структуру, </text:span><text:span text:style-name="T15">соответственно</text:span><text:span text:style-name="T14"> </text:span><text:span text:style-name="T15">д</text:span><text:span text:style-name="T14">ля </text:span><text:span text:style-name="T15">этого </text:span><text:span text:style-name="T14">в конфигурации приложений, </text:span><text:span text:style-name="T15">в качестве имени хоста </text:span><text:span text:style-name="T2">SocketServer</text:span><text:span text:style-name="T15">, </text:span><text:span text:style-name="T14">указывается</text:span><text:span text:style-name="T15">: </text:span><text:span text:style-name="T4">localhost, </text:span><text:span text:style-name="T15">либо имя в сети. Кроме этого указывается порт по которому будет осуществляться сетевое взаимодействие. При выборе порта следует учитывать что он имеет соответствующий уровень доступа на чтение и запись для пользователя под которым буду работать данные приложения. По умолчанию настройки следующие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Приложение </text:p>
          </table:table-cell>
          <table:table-cell table:style-name="Таблица1.A1" office:value-type="string">
            <text:p text:style-name="P5">Имя Хоста</text:p>
          </table:table-cell>
          <table:table-cell table:style-name="Таблица1.C1" office:value-type="string">
            <text:p text:style-name="P5">Порт</text:p>
          </table:table-cell>
        </table:table-row>
        <table:table-row>
          <table:table-cell table:style-name="Таблица1.A2" office:value-type="string">
            <text:p text:style-name="P4">SocketServer</text:p>
          </table:table-cell>
          <table:table-cell table:style-name="Таблица1.A2" office:value-type="string">
            <text:p text:style-name="P6">localhost</text:p>
          </table:table-cell>
          <table:table-cell table:style-name="Таблица1.C2" office:value-type="string">
            <text:p text:style-name="P6">8889</text:p>
          </table:table-cell>
        </table:table-row>
        <table:table-row>
          <table:table-cell table:style-name="Таблица1.A2" office:value-type="string">
            <text:p text:style-name="P4">ClientServerSocketApp</text:p>
          </table:table-cell>
          <table:table-cell table:style-name="Таблица1.A2" office:value-type="string">
            <text:p text:style-name="P6">localhost</text:p>
          </table:table-cell>
          <table:table-cell table:style-name="Таблица1.C2" office:value-type="string">
            <text:p text:style-name="P6">8889</text:p>
          </table:table-cell>
        </table:table-row>
      </table:table>
      <text:h text:style-name="Heading_20_2" text:outline-level="2">Алгоритм работы</text:h>
      <text:p text:style-name="P9">Сетевое взаимодействие между SocketServer (Сервер) и ClientServerSocketApp (Клиент) осуществляется по следующему алгоритму:</text:p>
      <text:list xml:id="list3370192941" text:style-name="L2">
        <text:list-item>
          <text:p text:style-name="P27">Клиент устанавливает связь с Сервером, после чего посылает задание на создание узла, <text:span text:style-name="T23">с набором необходимых параметров. Описание узла приведено в приложении №2. Вызов метода:</text:span></text:p>
        </text:list-item>
      </text:list>
      <text:p text:style-name="P2"><text:soft-page-break/>/**</text:p>
      <text:p text:style-name="P2"><text:tab/> * создание узла, с набором необходимых параметров</text:p>
      <text:p text:style-name="P2"><text:tab/> * @param id_node : номер узла</text:p>
      <text:p text:style-name="P2"><text:tab/> * @param id_obj : номер объекта в узле</text:p>
      <text:p text:style-name="P2"><text:tab/> * @param d_value : значение</text:p>
      <text:p text:style-name="P2"><text:tab/> * @return</text:p>
      <text:p text:style-name="P2"><text:tab/> * @throws IOException</text:p>
      <text:p text:style-name="P2"><text:tab/> */</text:p>
      <text:p text:style-name="P10">public int send_node(int id_node, int id_obj, double d_value)</text:p>
      <text:p text:style-name="P28"><text:span text:style-name="T26">метод возвращает код ошибки, при этом заполняя ответом структуру узла. </text:span><text:span text:style-name="T18">Поскольку Сервер еще не интегрирован в </text:span><text:span text:style-name="T6">Beremiz,</text:span><text:span text:style-name="T18"> то значения меняться не буду. Сервер работает в режиме эхо, понять что сервер успешно отработал можно после анализа кода ответа (</text:span><text:span text:style-name="T6">i_code_answer</text:span><text:span text:style-name="T18">), который возвращается в ответной телеграмме. Он будет отличаться от первоначального который был в отправляемой на Сервер от Клиента телеграмме. </text:span><text:span text:style-name="T26">Получить данные узла можно используя следующи</text:span><text:span text:style-name="T19">й</text:span><text:span text:style-name="T26"> метод:</text:span></text:p>
      <text:p text:style-name="P3"><text:s text:c="4"/>/**</text:p>
      <text:p text:style-name="P3"><text:s text:c="5"/>* получение информации об узле со значением</text:p>
      <text:p text:style-name="P3"><text:s text:c="5"/>* @return str: строка содержащую информацию об узле</text:p>
      <text:p text:style-name="P3"><text:s text:c="5"/>*/</text:p>
      <text:p text:style-name="P3"><text:s text:c="4"/>public String getNodeInfo()</text:p>
      <text:p text:style-name="P3"/>
      <text:list xml:id="list204714082511049" text:continue-numbering="true" text:style-name="L2">
        <text:list-item>
          <text:p text:style-name="P33"><text:span text:style-name="T27">После того как данные проанализированы закрывается сессия работы клиента</text:span></text:p>
        </text:list-item>
      </text:list>
      <text:p text:style-name="P3"><text:tab/>/**</text:p>
      <text:p text:style-name="P3"><text:tab/> * метод для завершения сеанса работы клиента</text:p>
      <text:p text:style-name="P3"><text:tab/> * @throws IOException</text:p>
      <text:p text:style-name="P3"><text:tab/> */</text:p>
      <text:p text:style-name="P3"><text:tab/>public void exit_session()</text:p>
      <text:p text:style-name="P30"/>
      <text:list xml:id="list204713420551325" text:continue-numbering="true" text:style-name="L2">
        <text:list-item>
          <text:p text:style-name="P33"><text:span text:style-name="T27">По окончании работы клиента можно завершить работу Сервера, т. к. он работает в многопоточном режиме, то комбинация </text:span><text:span text:style-name="T7">Ctrl+C </text:span><text:span text:style-name="T19">не сработает. Для останова используем следующий метод:</text:span></text:p>
        </text:list-item>
      </text:list>
      <text:p text:style-name="P30"><text:tab/>/**</text:p>
      <text:p text:style-name="P30"><text:tab/> * метод для завершения работы сервера</text:p>
      <text:p text:style-name="P30"><text:tab/> * @throws IOException</text:p>
      <text:p text:style-name="P30"><text:tab/> */</text:p>
      <text:p text:style-name="P30"><text:tab/>public void exit_server()</text:p>
      <text:p text:style-name="P30"/>
      <text:p text:style-name="P32">Набор реализованных методов можно увидеть в рабочем примере <text:span text:style-name="T1">Application</text:span></text:p>
      <text:p text:style-name="P31"/>
      <text:h text:style-name="P13" text:outline-level="1">Установка SocketServer</text:h>
      <text:list xml:id="list224052175" text:style-name="L3">
        <text:list-item>
          <text:p text:style-name="P15"><text:span text:style-name="T5">mkdir &lt;targetDir&gt;</text:span></text:p>
        </text:list-item>
        <text:list-item>
          <text:p text:style-name="P18">cd &lt;targetDir&gt;</text:p>
        </text:list-item>
        <text:list-item>
          <text:p text:style-name="P15">git clone <text:a xlink:type="simple" xlink:href="https://github.com/DVorobiev1968/PyCharm-Socket-Server-2-7.git" text:style-name="Internet_20_link" text:visited-style-name="Visited_20_Internet_20_Link">https://github.com/DVorobiev1968/PyCharm-Socket-Server-2-7.git</text:a></text:p>
        </text:list-item>
        <text:list-item>
          <text:p text:style-name="P22">если проект уже ранее был клонирован, то обновляемся до последней версии:</text:p>
          <text:list>
            <text:list-item>
              <text:p text:style-name="P21">git pull</text:p>
            </text:list-item>
          </text:list>
        </text:list-item>
        <text:list-item>
          <text:p text:style-name="P16"><text:span text:style-name="T16">убедиться что установлен </text:span><text:span text:style-name="T5">Python </text:span><text:span text:style-name="T16">требуемой версии: </text:span></text:p>
          <text:list>
            <text:list-item>
              <text:p text:style-name="P19">python –version</text:p>
            </text:list-item>
          </text:list>
        </text:list-item>
        <text:list-item>
          <text:p text:style-name="P15"><text:span text:style-name="T16">должно быть: </text:span><text:span text:style-name="T5">Python </text:span><text:span text:style-name="T16">2.7.2</text:span></text:p>
        </text:list-item>
        <text:list-item>
          <text:p text:style-name="P16"><text:soft-page-break/>Запуск <text:span text:style-name="T24">с </text:span><text:span text:style-name="T17">параметрами по умолчанию</text:span>: </text:p>
          <text:list>
            <text:list-item>
              <text:p text:style-name="P23">python pysvr.py </text:p>
            </text:list-item>
          </text:list>
        </text:list-item>
        <text:list-item>
          <text:p text:style-name="P16">Запуск <text:span text:style-name="T24">с произвольными параметрами</text:span>: </text:p>
          <text:list>
            <text:list-item>
              <text:p text:style-name="P17"><text:span text:style-name="T25">python pysvr.py &lt;host&gt; &lt;port&gt; </text:span></text:p>
            </text:list-item>
          </text:list>
        </text:list-item>
      </text:list>
      <text:p text:style-name="P24"><text:span text:style-name="T25"/></text:p>
      <text:h text:style-name="P14" text:outline-level="1">Установка <text:s/><text:span text:style-name="T28">ClientServerSocketApp</text:span></text:h>
      <text:list xml:id="list2532434129" text:style-name="L6">
        <text:list-item>
          <text:p text:style-name="P25"><text:span text:style-name="T5">mkdir &lt;targetDir&gt;</text:span></text:p>
        </text:list-item>
        <text:list-item>
          <text:p text:style-name="P25"><text:span text:style-name="T5">cd &lt;targetDir&gt;</text:span></text:p>
        </text:list-item>
        <text:list-item>
          <text:p text:style-name="P25">git clone https://github.com/DVorobiev1968/ClientServerSocketApp.git</text:p>
        </text:list-item>
        <text:list-item>
          <text:p text:style-name="P25"><text:span text:style-name="T21">если проект уже ранее был клонирован, то обновляемся до последней версии:</text:span></text:p>
          <text:list>
            <text:list-item>
              <text:p text:style-name="P25"><text:span text:style-name="T9">git pull</text:span></text:p>
            </text:list-item>
          </text:list>
        </text:list-item>
        <text:list-item>
          <text:p text:style-name="P25"><text:span text:style-name="T10">mvn clean install</text:span></text:p>
        </text:list-item>
      </text:list>
      <text:p text:style-name="P24"><text:line-break/><text:lin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10:56:00.530000000</meta:creation-date>
    <dc:date>2020-11-26T20:47:12.865000000</dc:date>
    <meta:editing-duration>PT3H4M55S</meta:editing-duration>
    <meta:editing-cycles>10</meta:editing-cycles>
    <meta:generator>LibreOffice/6.4.3.2$Windows_X86_64 LibreOffice_project/747b5d0ebf89f41c860ec2a39efd7cb15b54f2d8</meta:generator>
    <meta:document-statistic meta:table-count="1" meta:image-count="0" meta:object-count="0" meta:page-count="3" meta:paragraph-count="67" meta:word-count="581" meta:character-count="4410" meta:non-whitespace-character-count="3850"/>
  </office:meta>
</office:document-meta>
</file>